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99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2cm" table:align="margins" style:may-break-between-rows="false"/>
    </style:style>
    <style:style style:name="Table56.A" style:family="table-column">
      <style:table-column-properties style:column-width="1.693cm" style:rel-column-width="13025*"/>
    </style:style>
    <style:style style:name="Table56.B" style:family="table-column">
      <style:table-column-properties style:column-width="4.544cm" style:rel-column-width="34952*"/>
    </style:style>
    <style:style style:name="Table56.C" style:family="table-column">
      <style:table-column-properties style:column-width="2.282cm" style:rel-column-width="17558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889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997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609cm"/>
    </style:style>
    <style:style style:name="Table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03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788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1.984cm" style:rel-column-width="15264*"/>
    </style:style>
    <style:style style:name="Table141.B" style:family="table-column">
      <style:table-column-properties style:column-width="4.075cm" style:rel-column-width="31342*"/>
    </style:style>
    <style:style style:name="Table141.C" style:family="table-column">
      <style:table-column-properties style:column-width="2.461cm" style:rel-column-width="18929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03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8.999cm" table:align="margins" style:may-break-between-rows="false"/>
    </style:style>
    <style:style style:name="Table175.A" style:family="table-column">
      <style:table-column-properties style:column-width="1.863cm" style:rel-column-width="13568*"/>
    </style:style>
    <style:style style:name="Table175.B" style:family="table-column">
      <style:table-column-properties style:column-width="4.725cm" style:rel-column-width="34409*"/>
    </style:style>
    <style:style style:name="Table175.C" style:family="table-column">
      <style:table-column-properties style:column-width="2.411cm" style:rel-column-width="17558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Table176" style:family="table">
      <style:table-properties style:width="8.999cm" table:align="margins" style:may-break-between-rows="false"/>
    </style:style>
    <style:style style:name="Table176.A" style:family="table-column">
      <style:table-column-properties style:column-width="1.789cm" style:rel-column-width="13025*"/>
    </style:style>
    <style:style style:name="Table176.B" style:family="table-column">
      <style:table-column-properties style:column-width="4.974cm" style:rel-column-width="36227*"/>
    </style:style>
    <style:style style:name="Table176.C" style:family="table-column">
      <style:table-column-properties style:column-width="2.237cm" style:rel-column-width="16283*"/>
    </style:style>
    <style:style style:name="Table176.1" style:family="table-row">
      <style:table-row-properties style:min-row-height="0.803cm"/>
    </style:style>
    <style:style style:name="Table176.A1" style:family="table-cell">
      <style:table-cell-properties style:vertical-align="bottom" fo:padding="0cm" fo:border="none"/>
    </style:style>
    <style:style style:name="Table176.2" style:family="table-row">
      <style:table-row-properties style:min-row-height="1.997cm"/>
    </style:style>
    <style:style style:name="Table176.A2" style:family="table-cell">
      <style:table-cell-properties fo:padding="0cm" fo:border="none"/>
    </style:style>
    <style:style style:name="Table176.3" style:family="table-row">
      <style:table-row-properties style:min-row-height="0.609cm"/>
    </style:style>
    <style:style style:name="Table1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margin-top="0cm" fo:margin-bottom="0cm"/>
      <style:text-properties style:font-name="Verdana1"/>
    </style:style>
    <style:style style:name="P3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8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9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0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1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3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4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1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16" style:family="paragraph" style:parent-style-name="Frame_20_contents">
      <style:paragraph-properties fo:margin-top="0cm" fo:margin-bottom="0cm" fo:text-align="center" style:justify-single-word="false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18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0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1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2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23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Standard">
      <style:text-properties style:text-underline-style="none"/>
    </style:style>
    <style:style style:name="P27" style:family="paragraph" style:parent-style-name="Standard">
      <style:text-properties style:text-underline-style="solid" style:text-underline-width="auto" style:text-underline-color="font-color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29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0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31" style:family="paragraph" style:parent-style-name="Sender">
      <style:text-properties fo:font-style="normal" style:font-style-asian="normal" style:font-style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33" style:family="paragraph" style:parent-style-name="Standard" style:master-page-name="Standard">
      <style:paragraph-properties style:page-number="auto"/>
    </style:style>
    <style:style style:name="P34" style:family="paragraph" style:parent-style-name="Standard" style:master-page-name="Standard">
      <style:paragraph-properties style:page-number="1"/>
    </style:style>
    <style:style style:name="P35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6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37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8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39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40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41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42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Verdana1" fo:font-size="14pt" style:font-size-asian="14pt" style:font-size-complex="14pt"/>
    </style:style>
    <style:style style:name="T6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7" style:family="text">
      <style:text-properties style:font-name="Verdana1" fo:font-size="6pt" style:font-size-asian="6pt" style:font-size-complex="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5"><text:s text:c="3"/></text:p>
                <text:p text:style-name="P10">Updated from Speerville price list, Fery 19th, 2009 </text:p>
                <text:p text:style-name="P7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2">g</text:p>
              </table:table-cell>
              <table:table-cell table:style-name="Table1.A1" office:value-type="string">
                <text:p text:style-name="P17">(members ) </text:p>
                <text:p text:style-name="P18">http://thegrainery.ca</text:p>
              </table:table-cell>
              <table:table-cell table:style-name="Table1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pumpkin</text:p>
                <text:p text:style-name="P3">lifax Seaport Farmer's Market Pier 20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5"><text:s text:c="3"/></text:p>
                <text:p text:style-name="P11">New: updated community prhice to x1.65. Old: changing he unitsugar</text:p>
                <text:p text:style-name="P11">s per bulk bag for stuff that has 11340 gram bulk bags and 454 gram unit bags so that it won't round down for 97% of a unit. <text:s/>Rather than being calculated to be 24 units per bulk bag it's figuring out the price based on 25 units per bulk bag. </text:p>
                <text:p text:style-name="P7"/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2">Retail bag sizeg</text:p>
              </table:table-cell>
              <table:table-cell table:style-name="Table2.A1" office:value-type="string">
                <text:p text:style-name="P17">(members <text:s/>member price rounded up to nearest nickel) </text:p>
                <text:p text:style-name="P18">http://thegrainery.ca</text:p>
              </table:table-cell>
              <table:table-cell table:style-name="Table2.C3" office:value-type="string">
                <text:p text:style-name="P9">community price rounded up to nearest nickel 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5"><text:s text:c="3"/></text:p>
                <text:p text:style-name="P10">White Pea Beans</text:p>
                <text:p text:style-name="P7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2">454g</text:p>
              </table:table-cell>
              <table:table-cell table:style-name="Table3.A1" office:value-type="string">
                <text:p text:style-name="P20">http://thegrainery.ca</text:p>
              </table:table-cell>
              <table:table-cell table:style-name="Table3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5">Prana Biovegetalien <text:s text:c="2"/></text:p>
                <text:p text:style-name="P10">Organic Cranberries <text:line-break/>sweetened with apple juice </text:p>
                <text:p text:style-name="P7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2">150g</text:p>
              </table:table-cell>
              <table:table-cell table:style-name="Table4.A1" office:value-type="string">
                <text:p text:style-name="P17"/>
                <text:p text:style-name="P18">http://thegrainery.ca</text:p>
              </table:table-cell>
              <table:table-cell table:style-name="Table4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5"><text:s/>Imported Organic </text:p>
                <text:p text:style-name="P10">Adzuki Beans </text:p>
                <text:p text:style-name="P7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2">454g</text:p>
              </table:table-cell>
              <table:table-cell table:style-name="Table5.A1" office:value-type="string">
                <text:p text:style-name="P17"/>
                <text:p text:style-name="P18">http://thegrainery.ca</text:p>
              </table:table-cell>
              <table:table-cell table:style-name="Table5.C3" office:value-type="currency" office:currency="US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5"><text:s/>Locally grown! Organic </text:p>
                <text:p text:style-name="P10">Black Turtle Beans </text:p>
                <text:p text:style-name="P7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2">454g</text:p>
              </table:table-cell>
              <table:table-cell table:style-name="Table6.A1" office:value-type="string">
                <text:p text:style-name="P17"><text:s/></text:p>
                <text:p text:style-name="P18">http://thegrainery.ca</text:p>
              </table:table-cell>
              <table:table-cell table:style-name="Table6.C3" office:value-type="string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5"><text:s/>Imported Organic </text:p>
                <text:p text:style-name="P10">Chick Peas </text:p>
                <text:p text:style-name="P7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2">454g</text:p>
              </table:table-cell>
              <table:table-cell table:style-name="Table7.A1" office:value-type="string">
                <text:p text:style-name="P17"/>
                <text:p text:style-name="P18">http://thegrainery.ca</text:p>
              </table:table-cell>
              <table:table-cell table:style-name="Table7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5"><text:s/>Imported Organic </text:p>
                <text:p text:style-name="P10">Green Lentils </text:p>
                <text:p text:style-name="P7">Good for sprouting and soups, lentil loaf and burgers!</text:p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2">454g</text:p>
              </table:table-cell>
              <table:table-cell table:style-name="Table8.A1" office:value-type="string">
                <text:p text:style-name="P17"><text:s/></text:p>
                <text:p text:style-name="P18">http://thegrainery.ca</text:p>
              </table:table-cell>
              <table:table-cell table:style-name="Table8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5"><text:s/>Imported Organic </text:p>
                <text:p text:style-name="P10">Green Split Peas </text:p>
                <text:p text:style-name="P7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2">454g</text:p>
              </table:table-cell>
              <table:table-cell table:style-name="Table9.A1" office:value-type="string">
                <text:p text:style-name="P17">(members $2.15) </text:p>
                <text:p text:style-name="P18">http://thegrainery.ca</text:p>
              </table:table-cell>
              <table:table-cell table:style-name="Table9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5"><text:s/>Imported Organic </text:p>
                <text:p text:style-name="P10">Navy Beans </text:p>
                <text:p text:style-name="P7">Perfect for baked beans!</text:p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2">454g</text:p>
              </table:table-cell>
              <table:table-cell table:style-name="Table10.A1" office:value-type="string">
                <text:p text:style-name="P17"><text:s/></text:p>
                <text:p text:style-name="P18">http://thegrainery.ca</text:p>
              </table:table-cell>
              <table:table-cell table:style-name="Table10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5"><text:s/>Imported Organic </text:p>
                <text:p text:style-name="P10">Pinto Beans </text:p>
                <text:p text:style-name="P7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2">454g</text:p>
              </table:table-cell>
              <table:table-cell table:style-name="Table11.A1" office:value-type="string">
                <text:p text:style-name="P17"><text:s/></text:p>
                <text:p text:style-name="P18">http://thegrainery.ca</text:p>
              </table:table-cell>
              <table:table-cell table:style-name="Table11.C3" office:value-type="currency" office:currency="CA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5"><text:s/>Imported Organic </text:p>
                <text:p text:style-name="P10">Red Kidney Beans </text:p>
                <text:p text:style-name="P7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2">454g</text:p>
              </table:table-cell>
              <table:table-cell table:style-name="Table12.A1" office:value-type="string">
                <text:p text:style-name="P17"><text:s/></text:p>
                <text:p text:style-name="P18">http://thegrainery.ca</text:p>
              </table:table-cell>
              <table:table-cell table:style-name="Table12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5"><text:s/>Imported Organic </text:p>
                <text:p text:style-name="P10">Red Split Lentils </text:p>
                <text:p text:style-name="P7">Used as an East Indian Puree(dal), dissolves in soup.kl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2">454g</text:p>
              </table:table-cell>
              <table:table-cell table:style-name="Table13.A1" office:value-type="string">
                <text:p text:style-name="P17"/>
                <text:p text:style-name="P18">http://thegrainery.ca</text:p>
              </table:table-cell>
              <table:table-cell table:style-name="Table13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5"><text:s/>Imported Organic </text:p>
                <text:p text:style-name="P10">Soy Beans </text:p>
                <text:p text:style-name="P7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2">454g</text:p>
              </table:table-cell>
              <table:table-cell table:style-name="Table14.A1" office:value-type="string">
                <text:p text:style-name="P17"/>
                <text:p text:style-name="P18">http://thegrainery.ca</text:p>
              </table:table-cell>
              <table:table-cell table:style-name="Table1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5"><text:s/>Imported Organic </text:p>
                <text:p text:style-name="P10">Yellow Split Peas </text:p>
                <text:p text:style-name="P7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2">454g</text:p>
              </table:table-cell>
              <table:table-cell table:style-name="Table15.A1" office:value-type="string">
                <text:p text:style-name="P17"/>
                <text:p text:style-name="P18">http://thegrainery.ca</text:p>
              </table:table-cell>
              <table:table-cell table:style-name="Table15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5"><text:s/>Locally grown! Conventional </text:p>
                <text:p text:style-name="P10">Jacob's Cattle Beans </text:p>
                <text:p text:style-name="P7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2">454g</text:p>
              </table:table-cell>
              <table:table-cell table:style-name="Table16.A1" office:value-type="string">
                <text:p text:style-name="P17"/>
                <text:p text:style-name="P18">http://thegrainery.ca</text:p>
              </table:table-cell>
              <table:table-cell table:style-name="Table16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5"><text:s/>Locally grown!</text:p>
                <text:p text:style-name="P10">Yellow Eyed Beans </text:p>
                <text:p text:style-name="P7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2"><text:s text:c="3"/>454g</text:p>
              </table:table-cell>
              <table:table-cell table:style-name="Table17.A1" office:value-type="string">
                <text:p text:style-name="P17"><text:s/></text:p>
                <text:p text:style-name="P18">http://thegrainery.ca</text:p>
              </table:table-cell>
              <table:table-cell table:style-name="Table17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5"><text:s/>Locally grown! Conventional </text:p>
                <text:p text:style-name="P10">White Pea Beans </text:p>
                <text:p text:style-name="P7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2">454g</text:p>
              </table:table-cell>
              <table:table-cell table:style-name="Table18.A1" office:value-type="string">
                <text:p text:style-name="P17"/>
                <text:p text:style-name="P18">http://thegrainery.ca</text:p>
              </table:table-cell>
              <table:table-cell table:style-name="Table1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2">g</text:p>
              </table:table-cell>
              <table:table-cell table:style-name="Table19.A1" office:value-type="string">
                <text:p text:style-name="P17">(members $0.00) </text:p>
                <text:p text:style-name="P18">http://thegrainery.ca</text:p>
              </table:table-cell>
              <table:table-cell table:style-name="Table19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5">Speerville Maritimes Organic </text:p>
                <text:p text:style-name="P10">Barley Flour </text:p>
                <text:p text:style-name="P7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2">1000g</text:p>
              </table:table-cell>
              <table:table-cell table:style-name="Table20.A1" office:value-type="string">
                <text:p text:style-name="P17"/>
                <text:p text:style-name="P18">http://thegrainery.ca</text:p>
              </table:table-cell>
              <table:table-cell table:style-name="Table20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5">Speerville Imported Organic </text:p>
                <text:p text:style-name="P10">Brown Rice Flour </text:p>
                <text:p text:style-name="P7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2">1000g</text:p>
              </table:table-cell>
              <table:table-cell table:style-name="Table21.A1" office:value-type="string">
                <text:p text:style-name="P17"/>
                <text:p text:style-name="P18">http://thegrainery.ca</text:p>
              </table:table-cell>
              <table:table-cell table:style-name="Table21.C3" office:value-type="string">
                <text:p text:style-name="P9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5">Speerville Imported Organic </text:p>
                <text:p text:style-name="P10">Buckwheat Flour </text:p>
                <text:p text:style-name="P7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2">1000g</text:p>
              </table:table-cell>
              <table:table-cell table:style-name="Table22.A1" office:value-type="string">
                <text:p text:style-name="P17"><text:s/></text:p>
                <text:p text:style-name="P18">http://thegrainery.ca</text:p>
              </table:table-cell>
              <table:table-cell table:style-name="Table22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5">Speerville Maritimes Organic </text:p>
                <text:p text:style-name="P10">Corn Flour </text:p>
                <text:p text:style-name="P7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2">1000g</text:p>
              </table:table-cell>
              <table:table-cell table:style-name="Table23.A1" office:value-type="string">
                <text:p text:style-name="P17"/>
                <text:p text:style-name="P18">http://thegrainery.ca</text:p>
              </table:table-cell>
              <table:table-cell table:style-name="Table23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5">Speerville Imported Organic </text:p>
                <text:p text:style-name="P10">Kamut Flour </text:p>
                <text:p text:style-name="P7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2">1000g</text:p>
              </table:table-cell>
              <table:table-cell table:style-name="Table24.A1" office:value-type="string">
                <text:p text:style-name="P17"/>
                <text:p text:style-name="P18">http://thegrainery.ca</text:p>
              </table:table-cell>
              <table:table-cell table:style-name="Table24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5">Speerville Maritimes Organic </text:p>
                <text:p text:style-name="P10">Rye Flour </text:p>
                <text:p text:style-name="P7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2">1000g</text:p>
              </table:table-cell>
              <table:table-cell table:style-name="Table25.A1" office:value-type="string">
                <text:p text:style-name="P17"><text:s/></text:p>
                <text:p text:style-name="P18">http://thegrainery.ca</text:p>
              </table:table-cell>
              <table:table-cell table:style-name="Table25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5"><text:s text:c="3"/></text:p>
                <text:p text:style-name="P10">Light Rye Flour </text:p>
                <text:p text:style-name="P7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2">1000g</text:p>
              </table:table-cell>
              <table:table-cell table:style-name="Table26.A1" office:value-type="string">
                <text:p text:style-name="P17">(members $0.00) </text:p>
                <text:p text:style-name="P18">http://thegrainery.ca</text:p>
              </table:table-cell>
              <table:table-cell table:style-name="Table2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5">Speerville Imported Organic </text:p>
                <text:p text:style-name="P10">Soy Flour </text:p>
                <text:p text:style-name="P7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2">1000g</text:p>
              </table:table-cell>
              <table:table-cell table:style-name="Table27.A1" office:value-type="string">
                <text:p text:style-name="P17"><text:s/></text:p>
                <text:p text:style-name="P24">http://thegrainery.ca</text:p>
              </table:table-cell>
              <table:table-cell table:style-name="Table27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5">Speerville Maritimes Organic </text:p>
                <text:p text:style-name="P10">Light Spelt Flour </text:p>
                <text:p text:style-name="P7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2">1000g</text:p>
              </table:table-cell>
              <table:table-cell table:style-name="Table28.A1" office:value-type="string">
                <text:p text:style-name="P17"><text:s/></text:p>
                <text:p text:style-name="P18">http://thegrainery.ca</text:p>
              </table:table-cell>
              <table:table-cell table:style-name="Table28.C3" office:value-type="string">
                <text:p text:style-name="P9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5">Speerville Maritimes Organic </text:p>
                <text:p text:style-name="P10">Whole Spelt Flour </text:p>
                <text:p text:style-name="P7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2">1000g</text:p>
              </table:table-cell>
              <table:table-cell table:style-name="Table29.A1" office:value-type="string">
                <text:p text:style-name="P17"/>
                <text:p text:style-name="P18">http://thegrainery.ca</text:p>
              </table:table-cell>
              <table:table-cell table:style-name="Table29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2">1000g</text:p>
              </table:table-cell>
              <table:table-cell table:style-name="Table30.A1" office:value-type="string">
                <text:p text:style-name="P17"/>
                <text:p text:style-name="P18">http://thegrainery.ca</text:p>
              </table:table-cell>
              <table:table-cell table:style-name="Table30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2">2000g</text:p>
              </table:table-cell>
              <table:table-cell table:style-name="Table31.A1" office:value-type="string">
                <text:p text:style-name="P17"/>
                <text:p text:style-name="P18">http://thegrainery.ca</text:p>
              </table:table-cell>
              <table:table-cell table:style-name="Table31.C3" office:value-type="string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5">Speerville <text:s text:c="2"/></text:p>
                <text:p text:style-name="P10">Whole White </text:p>
                <text:p text:style-name="P7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2">g</text:p>
              </table:table-cell>
              <table:table-cell table:style-name="Table32.A1" office:value-type="string">
                <text:p text:style-name="P17"><text:s/><text:span text:style-name="T3">hegrainery.wikispaces.com</text:span></text:p>
              </table:table-cell>
              <table:table-cell table:style-name="Table32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5">Speerville Maritimes Organic Stone Ground</text:p>
                <text:p text:style-name="P10">Whole Wheat Flour </text:p>
                <text:p text:style-name="P7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2">1000g</text:p>
              </table:table-cell>
              <table:table-cell table:style-name="Table33.A1" office:value-type="string">
                <text:p text:style-name="P17"><text:s/></text:p>
                <text:p text:style-name="P18">http://thegrainery.ca</text:p>
              </table:table-cell>
              <table:table-cell table:style-name="Table33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5">Speerville Maritimes Organic Stone Ground</text:p>
                <text:p text:style-name="P10">Whole Wheat Flour</text:p>
                <text:p text:style-name="P7">Made from locally grown, </text:p>
                <text:p text:style-name="P7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2">2000g</text:p>
              </table:table-cell>
              <table:table-cell table:style-name="Table34.A1" office:value-type="string">
                <text:p text:style-name="P17"><text:s/></text:p>
                <text:p text:style-name="P18">thegrainery.wikispaces.co</text:p>
              </table:table-cell>
              <table:table-cell table:style-name="Table34.C3" office:value-type="currency" office:currency="USD" office:value="6">
                <text:p text:style-name="P9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2">1000g</text:p>
              </table:table-cell>
              <table:table-cell table:style-name="Table35.A1" office:value-type="string">
                <text:p text:style-name="P17"/>
                <text:p text:style-name="P18">http://thegrainery.ca</text:p>
              </table:table-cell>
              <table:table-cell table:style-name="Table35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2">2000g</text:p>
              </table:table-cell>
              <table:table-cell table:style-name="Table36.A1" office:value-type="string">
                <text:p text:style-name="P17"/>
                <text:p text:style-name="P18">http://thegrainery.ca</text:p>
              </table:table-cell>
              <table:table-cell table:style-name="Table36.C3" office:value-type="currency" office:currency="CAD" office:value="7.75">
                <text:p text:style-name="P9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5">Speerville Maritimes Organic <text:s/>Heritage </text:p>
                <text:p text:style-name="P10">Red Fife Wheat Flour </text:p>
                <text:p text:style-name="P7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2">1kg</text:p>
              </table:table-cell>
              <table:table-cell table:style-name="Table37.A1" office:value-type="string">
                <text:p text:style-name="P17"><text:s/></text:p>
                <text:p text:style-name="P18">http://thegrainery.ca</text:p>
              </table:table-cell>
              <table:table-cell table:style-name="Table37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5"><text:s/>Heppy's Free Range <text:s/></text:p>
                <text:p text:style-name="P10">Chicken Pot Pie </text:p>
                <text:p text:style-name="P7">ing's: Free range chicken, carrots, peas, potatoes, gravy, sugar, eggs, flour, shortening, modified milk ingredients, salt, pepper.</text:p>
                <text:p text:style-name="P7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2"/>
              </table:table-cell>
              <table:table-cell table:style-name="Table38.A1" office:value-type="string">
                <text:p text:style-name="P22">http://thegrainery.ca</text:p>
              </table:table-cell>
              <table:table-cell table:style-name="Table38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5">Heppy's Free Range</text:p>
                <text:p text:style-name="P5"><text:s/><text:span text:style-name="T1">Turkey Pot Pie</text:span></text:p>
                <text:p text:style-name="P7">Ing's: Free range turkey, gravy, potatoes, summer savory, bread crumbs, onions, sugar, eggs, flour, shortening, salt, pepper. </text:p>
                <text:p text:style-name="P5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2"/>
              </table:table-cell>
              <table:table-cell table:style-name="Table39.A1" office:value-type="string">
                <text:p text:style-name="P17"><text:s/></text:p>
                <text:p text:style-name="P23">http://thegrainery.ca</text:p>
              </table:table-cell>
              <table:table-cell table:style-name="Table39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5">Speerville Maritimes Organic </text:p>
                <text:p text:style-name="P10">Hulled Barley </text:p>
                <text:p text:style-name="P7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2">500g</text:p>
              </table:table-cell>
              <table:table-cell table:style-name="Table40.A1" office:value-type="string">
                <text:p text:style-name="P17"/>
                <text:p text:style-name="P18">http://thegrainery.ca</text:p>
              </table:table-cell>
              <table:table-cell table:style-name="Table40.C3" office:value-type="currency" office:currency="USD" office:value="2.25">
                <text:p text:style-name="P9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5">Speerville Imported Organic </text:p>
                <text:p text:style-name="P10">Buckwheat Groats </text:p>
                <text:p text:style-name="P7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2">500g</text:p>
              </table:table-cell>
              <table:table-cell table:style-name="Table41.A1" office:value-type="string">
                <text:p text:style-name="P17"/>
                <text:p text:style-name="P18">http://thegrainery.ca</text:p>
              </table:table-cell>
              <table:table-cell table:style-name="Table41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5">Speerville Maritimes Organic </text:p>
                <text:p text:style-name="P10">Bulgur</text:p>
                <text:p text:style-name="P7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2">454g</text:p>
              </table:table-cell>
              <table:table-cell table:style-name="Table42.A1" office:value-type="string">
                <text:p text:style-name="P17"/>
                <text:p text:style-name="P18">http://thegrainery.ca</text:p>
              </table:table-cell>
              <table:table-cell table:style-name="Table42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5">Speerville Maritimes Organic </text:p>
                <text:p text:style-name="P10">12-Grain Cereal </text:p>
                <text:p text:style-name="P7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2">750g</text:p>
              </table:table-cell>
              <table:table-cell table:style-name="Table43.A1" office:value-type="string">
                <text:p text:style-name="P17"/>
                <text:p text:style-name="P18">http://thegrainery.ca</text:p>
              </table:table-cell>
              <table:table-cell table:style-name="Table43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5">Speerville Imported Organic </text:p>
                <text:p text:style-name="P10">Amaranth</text:p>
                <text:p text:style-name="P7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2">454g</text:p>
              </table:table-cell>
              <table:table-cell table:style-name="Table44.A1" office:value-type="string">
                <text:p text:style-name="P17"/>
                <text:p text:style-name="P18">http://thegrainery.ca</text:p>
              </table:table-cell>
              <table:table-cell table:style-name="Table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5">Speerville Maritimes Organic </text:p>
                <text:p text:style-name="P10">7-Grain Cereal </text:p>
                <text:p text:style-name="P7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2">750g</text:p>
              </table:table-cell>
              <table:table-cell table:style-name="Table45.A1" office:value-type="string">
                <text:p text:style-name="P17"/>
                <text:p text:style-name="P18">http://thegrainery.ca</text:p>
              </table:table-cell>
              <table:table-cell table:style-name="Table45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5">Speerville Maritimes Organic </text:p>
                <text:p text:style-name="P6"><text:span text:style-name="T1">Heart of the Wheat </text:span><text:span text:style-name="T2">Cereal</text:span></text:p>
                <text:p text:style-name="P7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2">750g</text:p>
              </table:table-cell>
              <table:table-cell table:style-name="Table46.A1" office:value-type="string">
                <text:p text:style-name="P17">(members $0.00) </text:p>
                <text:p text:style-name="P18">http://thegrainery.ca</text:p>
              </table:table-cell>
              <table:table-cell table:style-name="Table4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5">Speerville Maritimes Organic </text:p>
                <text:p text:style-name="P10">St. John Valley Cereal</text:p>
                <text:p text:style-name="P7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2">750g</text:p>
              </table:table-cell>
              <table:table-cell table:style-name="Table47.A1" office:value-type="string">
                <text:p text:style-name="P17"/>
                <text:p text:style-name="P18">http://thegrainery.ca</text:p>
              </table:table-cell>
              <table:table-cell table:style-name="Table47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5">Speerville Maritimes Organic </text:p>
                <text:p text:style-name="P10">Corn Meal </text:p>
                <text:p text:style-name="P7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2">750g</text:p>
              </table:table-cell>
              <table:table-cell table:style-name="Table48.A1" office:value-type="string">
                <text:p text:style-name="P17"/>
                <text:p text:style-name="P18">http://thegrainery.ca</text:p>
              </table:table-cell>
              <table:table-cell table:style-name="Table4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5">Speerville Imported Organic </text:p>
                <text:p text:style-name="P10">Popping Corn </text:p>
                <text:p text:style-name="P7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2">500g</text:p>
              </table:table-cell>
              <table:table-cell table:style-name="Table49.A1" office:value-type="string">
                <text:p text:style-name="P17"/>
                <text:p text:style-name="P18">http://thegrainery.ca</text:p>
              </table:table-cell>
              <table:table-cell table:style-name="Table49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5">Speerville Imported Organic </text:p>
                <text:p text:style-name="P10"><text:span text:style-name="T5">Couscou</text:span><text:span text:style-name="T5">s </text:span></text:p>
                <text:p text:style-name="P7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2">454g</text:p>
              </table:table-cell>
              <table:table-cell table:style-name="Table50.A1" office:value-type="string">
                <text:p text:style-name="P17"><text:s/></text:p>
                <text:p text:style-name="P18">http://thegrainery.ca</text:p>
              </table:table-cell>
              <table:table-cell table:style-name="Table50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5">Speerville Canada Organic </text:p>
                <text:p text:style-name="P10">Brown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2">400g</text:p>
              </table:table-cell>
              <table:table-cell table:style-name="Table51.A1" office:value-type="string">
                <text:p text:style-name="P17"/>
                <text:p text:style-name="P18">http://thegrainery.ca</text:p>
              </table:table-cell>
              <table:table-cell table:style-name="Table51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5">Speerville Canada Organic </text:p>
                <text:p text:style-name="P10">Yellow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2">400g</text:p>
              </table:table-cell>
              <table:table-cell table:style-name="Table52.A1" office:value-type="string">
                <text:p text:style-name="P17"><text:s/></text:p>
                <text:p text:style-name="P18">http://thegrainery.ca</text:p>
              </table:table-cell>
              <table:table-cell table:style-name="Table52.C3" office:value-type="string">
                <text:p text:style-name="P9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5">Yum Bakery</text:p>
                <text:p text:style-name="P10">Regular Granola </text:p>
                <text:p text:style-name="P7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2"><text:s/>454g</text:p>
              </table:table-cell>
              <table:table-cell table:style-name="Table53.A1" office:value-type="string">
                <text:p text:style-name="P17"/>
                <text:p text:style-name="P18">http://thegrainery.ca</text:p>
              </table:table-cell>
              <table:table-cell table:style-name="Table53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5">Yum Bakery Nova Scotia Organic </text:p>
                <text:p text:style-name="P10">Maple Flax Granola </text:p>
                <text:p text:style-name="P7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2">454g</text:p>
              </table:table-cell>
              <table:table-cell table:style-name="Table54.A1" office:value-type="string">
                <text:p text:style-name="P17"/>
                <text:p text:style-name="P18">http://thegrainery.ca</text:p>
              </table:table-cell>
              <table:table-cell table:style-name="Table54.C3" office:value-type="currency" office:currency="CAD" office:value="5">
                <text:p text:style-name="P9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5">Speerville Imported Organic </text:p>
                <text:p text:style-name="P10">Kamut Kernels </text:p>
                <text:p text:style-name="P7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2">750g</text:p>
              </table:table-cell>
              <table:table-cell table:style-name="Table55.A1" office:value-type="string">
                <text:p text:style-name="P17"/>
                <text:p text:style-name="P18">http://thegrainery.ca</text:p>
              </table:table-cell>
              <table:table-cell table:style-name="Table55.C3" office:value-type="string">
                <text:p text:style-name="P9">$3.65 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799cm" svg:y="4.542cm" svg:width="8.52cm" draw:z-index="55">
        <draw:text-box fo:min-height="3.692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row table:style-name="Table56.1">
              <table:table-cell table:style-name="Table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6.2">
              <table:table-cell table:style-name="Table56.A2" table:number-columns-spanned="3" office:value-type="string">
                <text:p text:style-name="P5">Speerville Imported Organic Hulled</text:p>
                <text:p text:style-name="P10">Millet </text:p>
                <text:p text:style-name="P7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</table:table-row>
            <table:table-row table:style-name="Table56.3">
              <table:table-cell table:style-name="Table56.A1" office:value-type="string">
                <text:p text:style-name="P2">750g</text:p>
              </table:table-cell>
              <table:table-cell table:style-name="Table56.A1" office:value-type="string">
                <text:p text:style-name="P17"><text:s/></text:p>
                <text:p text:style-name="P18">http://thegrainery.ca</text:p>
              </table:table-cell>
              <table:table-cell table:style-name="Table56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5">Speerville Maritimes Organic </text:p>
                <text:p text:style-name="P10">Oat Groats </text:p>
                <text:p text:style-name="P7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2">750g</text:p>
              </table:table-cell>
              <table:table-cell table:style-name="Table57.A1" office:value-type="string">
                <text:p text:style-name="P17"><text:s/></text:p>
                <text:p text:style-name="P18">http://thegrainery.ca</text:p>
              </table:table-cell>
              <table:table-cell table:style-name="Table57.C3" office:value-type="currency" office:currency="US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5">Speerville Maritimes Organic <text:s/>Steel-Cut</text:p>
                <text:p text:style-name="P10">Scottish Oatmeal </text:p>
                <text:p text:style-name="P7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2">750g</text:p>
              </table:table-cell>
              <table:table-cell table:style-name="Table58.A1" office:value-type="string">
                <text:p text:style-name="P17"><text:s/></text:p>
                <text:p text:style-name="P18">http://thegrainery.ca</text:p>
              </table:table-cell>
              <table:table-cell table:style-name="Table5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5">Speerville Maritimes Organic </text:p>
                <text:p text:style-name="P10">New Found Oatmeal </text:p>
                <text:p text:style-name="P7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2">1000g</text:p>
              </table:table-cell>
              <table:table-cell table:style-name="Table59.A1" office:value-type="string">
                <text:p text:style-name="P17"/>
                <text:p text:style-name="P18">http://thegrainery.ca</text:p>
              </table:table-cell>
              <table:table-cell table:style-name="Table59.C3" office:value-type="string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7"/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2"/>
              </table:table-cell>
              <table:table-cell table:style-name="Table60.A1" office:value-type="string">
                <text:p text:style-name="P18"/>
              </table:table-cell>
              <table:table-cell table:style-name="Table60.C3" office:value-type="string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5">Speerville Maritimes Organic</text:p>
                <text:p text:style-name="P10"><text:s/>Buckwheat Pancake Mix </text:p>
                <text:p text:style-name="P7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2">1000g</text:p>
              </table:table-cell>
              <table:table-cell table:style-name="Table61.A1" office:value-type="string">
                <text:p text:style-name="P17"><text:s/></text:p>
                <text:p text:style-name="P18">http://thegrainery.ca</text:p>
              </table:table-cell>
              <table:table-cell table:style-name="Table61.C3" office:value-type="currency" office:currency="USD" office:value="5.25">
                <text:p text:style-name="P9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5">Speerville Maritimes Organic </text:p>
                <text:p text:style-name="P11">Maritime Sunshine Pancake Mix </text:p>
                <text:p text:style-name="P7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2">1000g</text:p>
              </table:table-cell>
              <table:table-cell table:style-name="Table62.A1" office:value-type="string">
                <text:p text:style-name="P17"/>
                <text:p text:style-name="P18">http://thegrainery.ca</text:p>
              </table:table-cell>
              <table:table-cell table:style-name="Table62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5">Speerville Imported Organic </text:p>
                <text:p text:style-name="P10">Pumpkin Seeds </text:p>
                <text:p text:style-name="P7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2">200g</text:p>
              </table:table-cell>
              <table:table-cell table:style-name="Table63.A1" office:value-type="string">
                <text:p text:style-name="P17"/>
                <text:p text:style-name="P18">http://thegrainery.ca</text:p>
              </table:table-cell>
              <table:table-cell table:style-name="Table63.C3" office:value-type="string">
                <text:p text:style-name="P9">$4.00 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5">Speerville Impor0ted Organic </text:p>
                <text:p text:style-name="P10">Quinoa</text:p>
    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2">454g</text:p>
              </table:table-cell>
              <table:table-cell table:style-name="Table64.A1" office:value-type="string">
                <text:p text:style-name="P17"/>
                <text:p text:style-name="P18">http://thegrainery.ca</text:p>
              </table:table-cell>
              <table:table-cell table:style-name="Table64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5"/>
                <text:p text:style-name="P5">Speerville Imported Organic </text:p>
                <text:p text:style-name="P10">White Basmati Rice </text:p>
                <text:p text:style-name="P7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2">750g</text:p>
              </table:table-cell>
              <table:table-cell table:style-name="Table65.A1" office:value-type="string">
                <text:p text:style-name="P17"><text:s/></text:p>
                <text:p text:style-name="P18">http://thegrainery.ca</text:p>
              </table:table-cell>
              <table:table-cell table:style-name="Table65.C3" office:value-type="currency" office:currency="CAD" office:value="6.5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16"><text:span text:style-name="T6">also open Saturdays at the Halifax Seaport Market </text:span><text:span text:style-name="T7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5">Speerville Imported Organic Brown</text:p>
                <text:p text:style-name="P10">Long Grain Brown Rice</text:p>
                <text:p text:style-name="P7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2">750g</text:p>
              </table:table-cell>
              <table:table-cell table:style-name="Table66.A1" office:value-type="string">
                <text:p text:style-name="P17"/>
                <text:p text:style-name="P18">http://thegrainery.ca</text:p>
              </table:table-cell>
              <table:table-cell table:style-name="Table66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5">Country of Origin: USA; Organic</text:p>
                <text:p text:style-name="P10">Short Grain Brown Rice </text:p>
                <text:p text:style-name="P7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2">750g</text:p>
              </table:table-cell>
              <table:table-cell table:style-name="Table67.A1" office:value-type="string">
                <text:p text:style-name="P17"/>
                <text:p text:style-name="P18">http://thegrainery.ca</text:p>
              </table:table-cell>
              <table:table-cell table:style-name="Table67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5">Speerville Maritimes Organic </text:p>
                <text:p text:style-name="P10">Rye Flakes </text:p>
                <text:p text:style-name="P7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2">1000g</text:p>
              </table:table-cell>
              <table:table-cell table:style-name="Table68.A1" office:value-type="string">
                <text:p text:style-name="P17">(members $2.75) </text:p>
                <text:p text:style-name="P18">http://thegrainery.ca</text:p>
              </table:table-cell>
              <table:table-cell table:style-name="Table6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5">Speerville Maritimes Organic </text:p>
                <text:p text:style-name="P10">Rye Kernels </text:p>
                <text:p text:style-name="P7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2">1000g</text:p>
              </table:table-cell>
              <table:table-cell table:style-name="Table69.A1" office:value-type="string">
                <text:p text:style-name="P17"><text:s/></text:p>
                <text:p text:style-name="P18">http://thegrainery.ca</text:p>
              </table:table-cell>
              <table:table-cell table:style-name="Table6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5">Speerville Maritimes Organic </text:p>
                <text:p text:style-name="P10">Cracked Rye </text:p>
                <text:p text:style-name="P7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2">750g</text:p>
              </table:table-cell>
              <table:table-cell table:style-name="Table70.A1" office:value-type="string">
                <text:p text:style-name="P17">(members $1.80) </text:p>
                <text:p text:style-name="P18">http://thegrainery.ca</text:p>
              </table:table-cell>
              <table:table-cell table:style-name="Table70.C3" office:value-type="string">
                <text:p text:style-name="P9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5">Speerville Imported Organic </text:p>
                <text:p text:style-name="P10">Sesame Seeds </text:p>
                <text:p text:style-name="P7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2">200g</text:p>
              </table:table-cell>
              <table:table-cell table:style-name="Table71.A1" office:value-type="string">
                <text:p text:style-name="P17"><text:s/></text:p>
                <text:p text:style-name="P18">http://thegrainery.ca</text:p>
              </table:table-cell>
              <table:table-cell table:style-name="Table71.C3" office:value-type="currency" office:currency="USD" office:value="2.75">
                <text:p text:style-name="P9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5">Speerville Maritimes Organic </text:p>
                <text:p text:style-name="P10">Spelt Bran </text:p>
                <text:p text:style-name="P7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2">750g</text:p>
              </table:table-cell>
              <table:table-cell table:style-name="Table72.A1" office:value-type="string">
                <text:p text:style-name="P17"><text:s/></text:p>
                <text:p text:style-name="P18">http://thegrainery.ca</text:p>
              </table:table-cell>
              <table:table-cell table:style-name="Table72.C3" office:value-type="currency" office:currency="US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5">Speerville Maritimes Organic </text:p>
                <text:p text:style-name="P10">Spelt Flakes </text:p>
                <text:p text:style-name="P7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2">1000g</text:p>
              </table:table-cell>
              <table:table-cell table:style-name="Table73.A1" office:value-type="string">
                <text:p text:style-name="P17"><text:s/></text:p>
                <text:p text:style-name="P18">http://thegrainery.ca</text:p>
              </table:table-cell>
              <table:table-cell table:style-name="Table73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5">Speerville Maritimes Organic </text:p>
                <text:p text:style-name="P10">Spelt Kernels </text:p>
                <text:p text:style-name="P7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2">750g</text:p>
              </table:table-cell>
              <table:table-cell table:style-name="Table74.A1" office:value-type="string">
                <text:p text:style-name="P17"/>
                <text:p text:style-name="P18">http://thegrainery.ca</text:p>
              </table:table-cell>
              <table:table-cell table:style-name="Table7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5">Speerville <text:s/>Organic Unroasted</text:p>
                <text:p text:style-name="P10">Sunflower Seeds</text:p>
                <text:p text:style-name="P30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2">300g</text:p>
              </table:table-cell>
              <table:table-cell table:style-name="Table75.A1" office:value-type="string">
                <text:p text:style-name="P17"/>
                <text:p text:style-name="P18">http://thegrainery.ca</text:p>
              </table:table-cell>
              <table:table-cell table:style-name="Table75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5">Speerville Maritimes Organic </text:p>
                <text:p text:style-name="P10">Wheat Bran </text:p>
                <text:p text:style-name="P7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2">750g</text:p>
              </table:table-cell>
              <table:table-cell table:style-name="Table76.A1" office:value-type="string">
                <text:p text:style-name="P17">(members $0.85) </text:p>
                <text:p text:style-name="P18">http://thegrainery.ca</text:p>
              </table:table-cell>
              <table:table-cell table:style-name="Table76.C3" office:value-type="string">
                <text:p text:style-name="P9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5">Speerville Maritimes Organic </text:p>
                <text:p text:style-name="P10">Wheat Flakes </text:p>
                <text:p text:style-name="P7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2">1000g</text:p>
              </table:table-cell>
              <table:table-cell table:style-name="Table77.A1" office:value-type="string">
                <text:p text:style-name="P17">(members $2.80) </text:p>
                <text:p text:style-name="P18">http://thegrainery.ca</text:p>
              </table:table-cell>
              <table:table-cell table:style-name="Table77.C3" office:value-type="string">
                <text:p text:style-name="P9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5">Speerville Maritimes Organic </text:p>
                <text:p text:style-name="P10">Hard Wheat Kernels </text:p>
                <text:p text:style-name="P7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2">750g</text:p>
              </table:table-cell>
              <table:table-cell table:style-name="Table78.A1" office:value-type="string">
                <text:p text:style-name="P17"/>
                <text:p text:style-name="P18">http://thegrainery.ca</text:p>
              </table:table-cell>
              <table:table-cell table:style-name="Table78.C3" office:value-type="currency" office:currency="CA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5">Speerville Maritimes Organic </text:p>
                <text:p text:style-name="P10">Soft Wheat Kernels </text:p>
                <text:p text:style-name="P7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2">1000g</text:p>
              </table:table-cell>
              <table:table-cell table:style-name="Table79.A1" office:value-type="string">
                <text:p text:style-name="P17"/>
                <text:p text:style-name="P18">http://thegrainery.ca</text:p>
              </table:table-cell>
              <table:table-cell table:style-name="Table7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5">Speerville Maritimes Organic </text:p>
                <text:p text:style-name="P10">Cracked Wheat </text:p>
                <text:p text:style-name="P7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2">750g</text:p>
              </table:table-cell>
              <table:table-cell table:style-name="Table80.A1" office:value-type="string">
                <text:p text:style-name="P17">(members $2.50) </text:p>
                <text:p text:style-name="P18">http://thegrainery.ca</text:p>
              </table:table-cell>
              <table:table-cell table:style-name="Table80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5">Speerville Maritimes Organic </text:p>
                <text:p text:style-name="P10">Red Fife Heritage Wheat kernels </text:p>
                <text:p text:style-name="P7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2">750g</text:p>
              </table:table-cell>
              <table:table-cell table:style-name="Table81.A1" office:value-type="string">
                <text:p text:style-name="P17"><text:s/></text:p>
                <text:p text:style-name="P18">http://thegrainery.ca</text:p>
              </table:table-cell>
              <table:table-cell table:style-name="Table81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88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2">g</text:p>
              </table:table-cell>
              <table:table-cell table:style-name="Table82.A1" office:value-type="string">
                <text:p text:style-name="P17">(members $0.00) </text:p>
                <text:p text:style-name="P18">http://thegrainery.ca</text:p>
              </table:table-cell>
              <table:table-cell table:style-name="Table8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2">125g</text:p>
              </table:table-cell>
              <table:table-cell table:style-name="Table83.A1" office:value-type="string">
                <text:p text:style-name="P17">(members $3.05) </text:p>
                <text:p text:style-name="P18">http://thegrainery.ca</text:p>
              </table:table-cell>
              <table:table-cell table:style-name="Table83.C3" office:value-type="string">
                <text:p text:style-name="P9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2">230g</text:p>
              </table:table-cell>
              <table:table-cell table:style-name="Table84.A1" office:value-type="string">
                <text:p text:style-name="P17">(members $6.10) </text:p>
                <text:p text:style-name="P18">http://thegrainery.ca</text:p>
              </table:table-cell>
              <table:table-cell table:style-name="Table84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5"><text:s/>Imported Organic </text:p>
                <text:p text:style-name="P6"><text:span text:style-name="T1">Apricots </text:span><text:span text:style-name="T2">(unsulphured)</text:span></text:p>
                <text:p text:style-name="P7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2">250g</text:p>
              </table:table-cell>
              <table:table-cell table:style-name="Table85.A1" office:value-type="string">
                <text:p text:style-name="P17"/>
                <text:p text:style-name="P18">http://thegrainery.ca</text:p>
              </table:table-cell>
              <table:table-cell table:style-name="Table85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5"><text:s/>Imported Organic </text:p>
                <text:p text:style-name="P5"><text:span text:style-name="T12">Medjool</text:span> <text:span text:style-name="T10">Dates</text:span><text:span text:style-name="T1"> </text:span>(unsulphured)</text:p>
                <text:p text:style-name="P7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2">250g</text:p>
              </table:table-cell>
              <table:table-cell table:style-name="Table86.A1" office:value-type="string">
                <text:p text:style-name="P17"/>
                <text:p text:style-name="P18">http://thegrainery.ca</text:p>
              </table:table-cell>
              <table:table-cell table:style-name="Table86.C3" office:value-type="currency" office:currency="CAD" office:value="5.35">
                <text:p text:style-name="P9">$5.35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5">Prana Biovegetalien Imported Organic </text:p>
                <text:p text:style-name="P6"><text:span text:style-name="T1">Pitted Prunes </text:span><text:span text:style-name="T2">(unsulphured)</text:span></text:p>
                <text:p text:style-name="P7">After cool storage, sugar from the prune may crystallize on the surface of the fruit as a white powder. Try them stewed on oatmeal! <text:s text:c="43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2">230g</text:p>
              </table:table-cell>
              <table:table-cell table:style-name="Table87.A1" office:value-type="string">
                <text:p text:style-name="P17"/>
                <text:p text:style-name="P18">http://thegrainery.ca</text:p>
              </table:table-cell>
              <table:table-cell table:style-name="Table87.C3" office:value-type="currency" office:currency="CAD" office:value="5.75">
                <text:p text:style-name="P9">$5.75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5">Imported Organic </text:p>
                <text:p text:style-name="P6"><text:span text:style-name="T1">Thompson Raisins </text:span><text:span text:style-name="T2">(unsulphured)</text:span></text:p>
                <text:p text:style-name="P7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2">250g</text:p>
              </table:table-cell>
              <table:table-cell table:style-name="Table88.A1" office:value-type="string">
                <text:p text:style-name="P17"/>
                <text:p text:style-name="P18">http://thegrainery.ca</text:p>
              </table:table-cell>
              <table:table-cell table:style-name="Table8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5">Speerville Imported Organic </text:p>
                <text:p text:style-name="P10">Goji Berries </text:p>
                <text:p text:style-name="P7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2">100g</text:p>
              </table:table-cell>
              <table:table-cell table:style-name="Table89.A1" office:value-type="string">
                <text:p text:style-name="P17">(members $5.20) </text:p>
                <text:p text:style-name="P18">http://thegrainery.ca</text:p>
              </table:table-cell>
              <table:table-cell table:style-name="Table89.C3" office:value-type="string">
                <text:p text:style-name="P9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2">g</text:p>
              </table:table-cell>
              <table:table-cell table:style-name="Table90.A1" office:value-type="string">
                <text:p text:style-name="P17">(members $0.00) </text:p>
                <text:p text:style-name="P18">http://thegrainery.ca</text:p>
              </table:table-cell>
              <table:table-cell table:style-name="Table9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2">g</text:p>
              </table:table-cell>
              <table:table-cell table:style-name="Table91.A1" office:value-type="string">
                <text:p text:style-name="P17">(members $0.00) </text:p>
                <text:p text:style-name="P18">http://thegrainery.ca</text:p>
              </table:table-cell>
              <table:table-cell table:style-name="Table91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5">Speerville Imported Organic </text:p>
                <text:p text:style-name="P10">Alfalfa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2">150g</text:p>
              </table:table-cell>
              <table:table-cell table:style-name="Table92.A1" office:value-type="string">
                <text:p text:style-name="P17"><text:s/></text:p>
                <text:p text:style-name="P18">http://thegrainery.ca</text:p>
              </table:table-cell>
              <table:table-cell table:style-name="Table92.C3" office:value-type="string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5">Speerville Imported Organic </text:p>
                <text:p text:style-name="P10">Daikon Radish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2">150g</text:p>
              </table:table-cell>
              <table:table-cell table:style-name="Table93.A1" office:value-type="string">
                <text:p text:style-name="P17"><text:s/></text:p>
                <text:p text:style-name="P18">http://thegrainery.ca</text:p>
              </table:table-cell>
              <table:table-cell table:style-name="Table93.C3" office:value-type="string">
                <text:p text:style-name="P9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5">Speerville Imported Organic </text:p>
                <text:p text:style-name="P10">Crimson Clover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2">100g</text:p>
              </table:table-cell>
              <table:table-cell table:style-name="Table94.A1" office:value-type="string">
                <text:p text:style-name="P17"/>
                <text:p text:style-name="P18">http://thegrainery.ca</text:p>
              </table:table-cell>
              <table:table-cell table:style-name="Table94.C3" office:value-type="string">
                <text:p text:style-name="P9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5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7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2">150g</text:p>
              </table:table-cell>
              <table:table-cell table:style-name="Table95.A1" office:value-type="string">
                <text:p text:style-name="P17">(members $2.90) </text:p>
                <text:p text:style-name="P18">http://thegrainery.ca</text:p>
              </table:table-cell>
              <table:table-cell table:style-name="Table95.C3" office:value-type="currency" office:currency="USD" office:value="3.55">
                <text:p text:style-name="P9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5">Speerville Imported Organic </text:p>
                <text:p text:style-name="P6"><text:span text:style-name="T1">Mumm's Sandwich Booster </text:span><text:span text:style-name="T2">Sprout Mix</text:span></text:p>
                <text:p text:style-name="P7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2">150g</text:p>
              </table:table-cell>
              <table:table-cell table:style-name="Table96.A1" office:value-type="string">
                <text:p text:style-name="P17">(members $1.70) </text:p>
                <text:p text:style-name="P18">http://thegrainery.ca</text:p>
              </table:table-cell>
              <table:table-cell table:style-name="Table96.C3" office:value-type="currency" office:currency="USD" office:value="2.2">
                <text:p text:style-name="P9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5">Speerville Imported Organic </text:p>
                <text:p text:style-name="P6"><text:span text:style-name="T1">Mumm's Ancient Eastern </text:span><text:span text:style-name="T2">Spout Mix</text:span></text:p>
                <text:p text:style-name="P7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2">150g</text:p>
              </table:table-cell>
              <table:table-cell table:style-name="Table97.A1" office:value-type="string">
                <text:p text:style-name="P17">(members $1.15) </text:p>
                <text:p text:style-name="P18">http://thegrainery.ca</text:p>
              </table:table-cell>
              <table:table-cell table:style-name="Table97.C3" office:value-type="currency" office:currency="USD" office:value="1.4">
                <text:p text:style-name="P9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5">Speerville Imported Organic </text:p>
                <text:p text:style-name="P6"><text:span text:style-name="T1">Mumm's Spicy Lentil Crunch </text:span><text:span text:style-name="T2">Sprout Mix</text:span></text:p>
                <text:p text:style-name="P7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2">150g</text:p>
              </table:table-cell>
              <table:table-cell table:style-name="Table98.A1" office:value-type="string">
                <text:p text:style-name="P17">(members $2.95) </text:p>
                <text:p text:style-name="P18">http://thegrainery.ca</text:p>
              </table:table-cell>
              <table:table-cell table:style-name="Table98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5">Speerville Imported Organic </text:p>
                <text:p text:style-name="P6"><text:span text:style-name="T1">Mumm's Crunchy Bean Mix </text:span><text:span text:style-name="T2">Sprout Mix</text:span></text:p>
                <text:p text:style-name="P7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2">150g</text:p>
              </table:table-cell>
              <table:table-cell table:style-name="Table99.A1" office:value-type="string">
                <text:p text:style-name="P17">(members $1.95) </text:p>
                <text:p text:style-name="P18">http://thegrainery.ca</text:p>
              </table:table-cell>
              <table:table-cell table:style-name="Table99.C3" office:value-type="string">
                <text:p text:style-name="P9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5">ORGANIC SPROUTING SEEDS <text:s text:c="2"/></text:p>
                <text:p text:style-name="P10">Spring Salad Mix </text:p>
                <text:p text:style-name="P7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2">150g</text:p>
              </table:table-cell>
              <table:table-cell table:style-name="Table100.A1" office:value-type="string">
                <text:p text:style-name="P22">http://thegrainery.ca</text:p>
              </table:table-cell>
              <table:table-cell table:style-name="Table100.C3" office:value-type="string">
                <text:p text:style-name="P9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5"><text:s text:c="3"/></text:p>
                <text:p text:style-name="P10">Black Sunflower Seeds</text:p>
                <text:p text:style-name="P7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2">200g</text:p>
              </table:table-cell>
              <table:table-cell table:style-name="Table101.A1" office:value-type="string">
                <text:p text:style-name="P19">http://thegrainery.ca</text:p>
              </table:table-cell>
              <table:table-cell table:style-name="Table101.C3" office:value-type="string">
                <text:p text:style-name="P9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5"/>
                <text:p text:style-name="P5"/>
                <text:p text:style-name="P10">Dwarf Grey Sugar Peas</text:p>
                <text:p text:style-name="P5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2">300g</text:p>
              </table:table-cell>
              <table:table-cell table:style-name="Table102.A1" office:value-type="string">
                <text:p text:style-name="P18">http://thegrainery.ca</text:p>
              </table:table-cell>
              <table:table-cell table:style-name="Table102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5">Speerville <text:s text:c="2"/></text:p>
                <text:p text:style-name="P10">Buckwheat Linguini </text:p>
                <text:p text:style-name="P7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2">500g</text:p>
              </table:table-cell>
              <table:table-cell table:style-name="Table103.A1" office:value-type="string">
                <text:p text:style-name="P17">(members $0.00) </text:p>
                <text:p text:style-name="P18">http://thegrainery.ca</text:p>
              </table:table-cell>
              <table:table-cell table:style-name="Table10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5">Speerville <text:s text:c="2"/></text:p>
                <text:p text:style-name="P10">Kamu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2">500g</text:p>
              </table:table-cell>
              <table:table-cell table:style-name="Table104.A1" office:value-type="string">
                <text:p text:style-name="P17">(members $5.65) </text:p>
                <text:p text:style-name="P18">http://thegrainery.ca</text:p>
              </table:table-cell>
              <table:table-cell table:style-name="Table104.C3" office:value-type="string">
                <text:p text:style-name="P9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5">Speerville <text:s text:c="2"/></text:p>
                <text:p text:style-name="P10">Kamut 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2">500g</text:p>
              </table:table-cell>
              <table:table-cell table:style-name="Table105.A1" office:value-type="string">
                <text:p text:style-name="P17">(members $6.00) </text:p>
                <text:p text:style-name="P18">http://thegrainery.ca</text:p>
              </table:table-cell>
              <table:table-cell table:style-name="Table105.C3" office:value-type="string">
                <text:p text:style-name="P9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5">Speerville Canada Organic </text:p>
                <text:p text:style-name="P10">Spel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2">500g</text:p>
              </table:table-cell>
              <table:table-cell table:style-name="Table106.A1" office:value-type="string">
                <text:p text:style-name="P17">(members $5.85) </text:p>
                <text:p text:style-name="P18">http://thegrainery.ca</text:p>
              </table:table-cell>
              <table:table-cell table:style-name="Table106.C3" office:value-type="string">
                <text:p text:style-name="P9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5">Speerville <text:s text:c="2"/></text:p>
                <text:p text:style-name="P10">Spelt Spaghetti </text:p>
                <text:p text:style-name="P7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2">500g</text:p>
              </table:table-cell>
              <table:table-cell table:style-name="Table107.A1" office:value-type="string">
                <text:p text:style-name="P17">(members $6.25) </text:p>
                <text:p text:style-name="P18">http://thegrainery.ca</text:p>
              </table:table-cell>
              <table:table-cell table:style-name="Table107.C3" office:value-type="string">
                <text:p text:style-name="P9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5">Speerville Canada Organic </text:p>
                <text:p text:style-name="P10">Spinach Spaghetti </text:p>
                <text:p text:style-name="P7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2">454g</text:p>
              </table:table-cell>
              <table:table-cell table:style-name="Table108.A1" office:value-type="string">
                <text:p text:style-name="P17">(members $4.25) </text:p>
                <text:p text:style-name="P18">http://thegrainery.ca</text:p>
              </table:table-cell>
              <table:table-cell table:style-name="Table108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5">Speerville Canada Organic </text:p>
                <text:p text:style-name="P10">Whea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2"><text:s/>500g</text:p>
              </table:table-cell>
              <table:table-cell table:style-name="Table109.A1" office:value-type="string">
                <text:p text:style-name="P17"><text:s/></text:p>
                <text:p text:style-name="P18">http://thegrainery.ca</text:p>
              </table:table-cell>
              <table:table-cell table:style-name="Table109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5">Speerville Italian Imported Organic </text:p>
                <text:p text:style-name="P10">Wheat Rotelle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2">500g</text:p>
              </table:table-cell>
              <table:table-cell table:style-name="Table110.A1" office:value-type="string">
                <text:p text:style-name="P17">(members $3.70) </text:p>
                <text:p text:style-name="P18">http://thegrainery.ca</text:p>
              </table:table-cell>
              <table:table-cell table:style-name="Table110.C3" office:value-type="string">
                <text:p text:style-name="P9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5">Speerville Canada Organic Whole Wheat</text:p>
                <text:p text:style-name="P10">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2">500g</text:p>
              </table:table-cell>
              <table:table-cell table:style-name="Table111.A1" office:value-type="string">
                <text:p text:style-name="P17"/>
                <text:p text:style-name="P18">http://thegrainery.ca</text:p>
              </table:table-cell>
              <table:table-cell table:style-name="Table111.C3" office:value-type="currency" office:currency="USD" office:value="4.75">
                <text:p text:style-name="P9">$4.75</text:p>
              </table:table-cell>
            </table:table-row>
            <table:table-row table:style-name="Table111.3">
              <table:table-cell table:style-name="Table111.A1" office:value-type="string">
                <text:p text:style-name="P2"/>
              </table:table-cell>
              <table:table-cell table:style-name="Table111.A1" office:value-type="string">
                <text:p text:style-name="P17"/>
              </table:table-cell>
              <table:table-cell table:style-name="Table111.C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5">Speerville Canada Organic </text:p>
                <text:p text:style-name="P10">Veggie Spiral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2">400g</text:p>
              </table:table-cell>
              <table:table-cell table:style-name="Table112.A1" office:value-type="string">
                <text:p text:style-name="P17"/>
                <text:p text:style-name="P18">http://thegrainery.ca</text:p>
              </table:table-cell>
              <table:table-cell table:style-name="Table112.C3" office:value-type="currency" office:currency="US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2">g</text:p>
              </table:table-cell>
              <table:table-cell table:style-name="Table113.A1" office:value-type="string">
                <text:p text:style-name="P17">(members ) </text:p>
                <text:p text:style-name="P18">http://thegrainery.ca</text:p>
              </table:table-cell>
              <table:table-cell table:style-name="Table113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2">g</text:p>
              </table:table-cell>
              <table:table-cell table:style-name="Table114.A1" office:value-type="string">
                <text:p text:style-name="P17">(members ) </text:p>
                <text:p text:style-name="P18">http://thegrainery.ca</text:p>
              </table:table-cell>
              <table:table-cell table:style-name="Table114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2">g</text:p>
              </table:table-cell>
              <table:table-cell table:style-name="Table115.A1" office:value-type="string">
                <text:p text:style-name="P17">(members ) </text:p>
                <text:p text:style-name="P18">http://thegrainery.ca</text:p>
              </table:table-cell>
              <table:table-cell table:style-name="Table115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2">g</text:p>
              </table:table-cell>
              <table:table-cell table:style-name="Table116.A1" office:value-type="string">
                <text:p text:style-name="P17">(members $0.00) </text:p>
                <text:p text:style-name="P18">http://thegrainery.ca</text:p>
              </table:table-cell>
              <table:table-cell table:style-name="Table11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5"><text:s text:c="3"/></text:p>
                <text:p text:style-name="P6"><text:span text:style-name="T1">Canola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2">1g</text:p>
              </table:table-cell>
              <table:table-cell table:style-name="Table117.A1" office:value-type="string">
                <text:p text:style-name="P17">(members $9.05) </text:p>
                <text:p text:style-name="P18">http://thegrainery.ca</text:p>
              </table:table-cell>
              <table:table-cell table:style-name="Table117.C3" office:value-type="string">
                <text:p text:style-name="P9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5"><text:s text:c="3"/></text:p>
                <text:p text:style-name="P6"><text:span text:style-name="T1">Olive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2">1g</text:p>
              </table:table-cell>
              <table:table-cell table:style-name="Table118.A1" office:value-type="string">
                <text:p text:style-name="P17">(members $14.00) </text:p>
                <text:p text:style-name="P18">http://thegrainery.ca</text:p>
              </table:table-cell>
              <table:table-cell table:style-name="Table118.C3" office:value-type="string">
                <text:p text:style-name="P9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5"><text:s text:c="3"/></text:p>
                <text:p text:style-name="P6"><text:span text:style-name="T1">Grapeseed Oil </text:span><text:span text:style-name="T2">1 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2">1g</text:p>
              </table:table-cell>
              <table:table-cell table:style-name="Table119.A1" office:value-type="string">
                <text:p text:style-name="P17">(members $13.85) </text:p>
                <text:p text:style-name="P18">http://thegrainery.ca</text:p>
              </table:table-cell>
              <table:table-cell table:style-name="Table119.C3" office:value-type="string">
                <text:p text:style-name="P9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5"><text:s text:c="3"/></text:p>
                <text:p text:style-name="P6"><text:span text:style-name="T1">Saf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2">1g</text:p>
              </table:table-cell>
              <table:table-cell table:style-name="Table120.A1" office:value-type="string">
                <text:p text:style-name="P17">(members $11.65) </text:p>
                <text:p text:style-name="P18">http://thegrainery.ca</text:p>
              </table:table-cell>
              <table:table-cell table:style-name="Table120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5"><text:s text:c="3"/></text:p>
                <text:p text:style-name="P6"><text:span text:style-name="T1">Sesame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2">1g</text:p>
              </table:table-cell>
              <table:table-cell table:style-name="Table121.A1" office:value-type="string">
                <text:p text:style-name="P17">(members $11.65) </text:p>
                <text:p text:style-name="P18">http://thegrainery.ca</text:p>
              </table:table-cell>
              <table:table-cell table:style-name="Table121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5"><text:s text:c="3"/></text:p>
                <text:p text:style-name="P6"><text:span text:style-name="T1">Sun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2">1g</text:p>
              </table:table-cell>
              <table:table-cell table:style-name="Table122.A1" office:value-type="string">
                <text:p text:style-name="P17">(members $7.95) </text:p>
                <text:p text:style-name="P18">http://thegrainery.ca</text:p>
              </table:table-cell>
              <table:table-cell table:style-name="Table122.C3" office:value-type="string">
                <text:p text:style-name="P9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2">g</text:p>
              </table:table-cell>
              <table:table-cell table:style-name="Table123.A1" office:value-type="string">
                <text:p text:style-name="P17">(members $0.00) </text:p>
                <text:p text:style-name="P18">http://thegrainery.ca</text:p>
              </table:table-cell>
              <table:table-cell table:style-name="Table12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2">g</text:p>
              </table:table-cell>
              <table:table-cell table:style-name="Table124.A1" office:value-type="string">
                <text:p text:style-name="P17">(members $0.00) </text:p>
                <text:p text:style-name="P18">http://thegrainery.ca</text:p>
              </table:table-cell>
              <table:table-cell table:style-name="Table124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5"><text:s text:c="3"/></text:p>
                <text:p text:style-name="P10">Fine Grey Sea Salt </text:p>
                <text:p text:style-name="P7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2">500g</text:p>
              </table:table-cell>
              <table:table-cell table:style-name="Table125.A1" office:value-type="string">
                <text:p text:style-name="P17">(members $3.95) </text:p>
                <text:p text:style-name="P18">http://thegrainery.ca</text:p>
              </table:table-cell>
              <table:table-cell table:style-name="Table125.C3" office:value-type="string">
                <text:p text:style-name="P9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5">Speerville <text:s text:c="2"/></text:p>
                <text:p text:style-name="P10">Baking Powder </text:p>
                <text:p text:style-name="P7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2">200g</text:p>
              </table:table-cell>
              <table:table-cell table:style-name="Table126.A1" office:value-type="string">
                <text:p text:style-name="P17"/>
                <text:p text:style-name="P18">http://thegrainery.ca</text:p>
              </table:table-cell>
              <table:table-cell table:style-name="Table126.C3" office:value-type="currency" office:currency="CA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5">Speerville Imported <text:s/></text:p>
                <text:p text:style-name="P10">White Sea Salt </text:p>
                <text:p text:style-name="P7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2">500g</text:p>
              </table:table-cell>
              <table:table-cell table:style-name="Table127.A1" office:value-type="string">
                <text:p text:style-name="P17">(members $1.20) </text:p>
                <text:p text:style-name="P18">http://thegrainery.ca</text:p>
              </table:table-cell>
              <table:table-cell table:style-name="Table127.C3" office:value-type="string">
                <text:p text:style-name="P9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5">Speerville <text:s text:c="2"/></text:p>
                <text:p text:style-name="P10">Fine Grey Sea Salt </text:p>
                <text:p text:style-name="P7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2">500g</text:p>
              </table:table-cell>
              <table:table-cell table:style-name="Table128.A1" office:value-type="string">
                <text:p text:style-name="P17">(members $6.00) </text:p>
                <text:p text:style-name="P18">http://thegrainery.ca</text:p>
              </table:table-cell>
              <table:table-cell table:style-name="Table128.C3" office:value-type="string">
                <text:p text:style-name="P9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5">Just Us Imported Fair Trade </text:p>
                <text:p text:style-name="P10">Organic Raw Cane Sugar </text:p>
                <text:p text:style-name="P7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2">1000g</text:p>
              </table:table-cell>
              <table:table-cell table:style-name="Table129.A1" office:value-type="string">
                <text:p text:style-name="P17"/>
                <text:p text:style-name="P18">http://thegrainery.ca</text:p>
              </table:table-cell>
              <table:table-cell table:style-name="Table12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5">Speerville Imported <text:s/></text:p>
                <text:p text:style-name="P10">Coarse Grey Sea Salt </text:p>
                <text:p text:style-name="P7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2">500g</text:p>
              </table:table-cell>
              <table:table-cell table:style-name="Table130.A1" office:value-type="string">
                <text:p text:style-name="P17">(members $2.40) </text:p>
                <text:p text:style-name="P18">http://thegrainery.ca</text:p>
              </table:table-cell>
              <table:table-cell table:style-name="Table130.C3" office:value-type="string">
                <text:p text:style-name="P9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5"/>
                <text:p text:style-name="P5">Imported <text:s/></text:p>
                <text:p text:style-name="P10"><text:s/><text:span text:style-name="T9">Raw Organic Almonds</text:span></text:p>
                <text:p text:style-name="P7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8">454g</text:p>
              </table:table-cell>
              <table:table-cell table:style-name="Table131.A1" office:value-type="string">
                <text:p text:style-name="P18">http://thegrainery.ca</text:p>
              </table:table-cell>
              <table:table-cell table:style-name="Table131.C3" office:value-type="string">
                <text:p text:style-name="P9"><text:span text:style-name="T9">$8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5"><text:s text:c="3"/></text:p>
                <text:p text:style-name="P6"><text:span text:style-name="T1">Tom's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2">g</text:p>
              </table:table-cell>
              <table:table-cell table:style-name="Table132.A1" office:value-type="string">
                <text:p text:style-name="P17">(members #DIV/0!) </text:p>
                <text:p text:style-name="P18">http://thegrainery.ca</text:p>
              </table:table-cell>
              <table:table-cell table:style-name="Table13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2">1g</text:p>
              </table:table-cell>
              <table:table-cell table:style-name="Table133.A1" office:value-type="string">
                <text:p text:style-name="P17">(members $5.20) </text:p>
                <text:p text:style-name="P18">http://thegrainery.ca</text:p>
              </table:table-cell>
              <table:table-cell table:style-name="Table133.C3" office:value-type="string">
                <text:p text:style-name="P9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2">g</text:p>
              </table:table-cell>
              <table:table-cell table:style-name="Table134.A1" office:value-type="string">
                <text:p text:style-name="P17">(members #DIV/0!) </text:p>
                <text:p text:style-name="P18">http://thegrainery.ca</text:p>
              </table:table-cell>
              <table:table-cell table:style-name="Table134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text:span text:style-name="T9"> </text:span></text:p>
                <text:p text:style-name="P7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8">500g</text:p>
              </table:table-cell>
              <table:table-cell table:style-name="Table135.A1" office:value-type="string">
                <text:p text:style-name="P17"/>
                <text:p text:style-name="P18">http://thegrainery.ca</text:p>
              </table:table-cell>
              <table:table-cell table:style-name="Table135.C3" office:value-type="string">
                <text:p text:style-name="P9"><text:span text:style-name="T9">$12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5">Country of Origin: Philippines</text:p>
                <text:p text:style-name="P6"><text:s/>Unsweetened, Shredded</text:p>
                <text:p text:style-name="P5"><text:s text:c="2"/><text:span text:style-name="T10"><text:s/>Organic Coconut</text:span></text:p>
                <text:p text:style-name="P7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8">454g</text:p>
              </table:table-cell>
              <table:table-cell table:style-name="Table136.A1" office:value-type="string">
                <text:p text:style-name="P17"><text:s/></text:p>
                <text:p text:style-name="P18">http://thegrainery.ca</text:p>
              </table:table-cell>
              <table:table-cell table:style-name="Table136.C3" office:value-type="string">
                <text:p text:style-name="P9"><text:span text:style-name="T10">$3.0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8">250g</text:p>
              </table:table-cell>
              <table:table-cell table:style-name="Table137.A1" office:value-type="string">
                <text:p text:style-name="P17"><text:s/></text:p>
                <text:p text:style-name="P18">http://thegrainery.ca</text:p>
              </table:table-cell>
              <table:table-cell table:style-name="Table137.C3" office:value-type="string">
                <text:p text:style-name="P9"><text:span text:style-name="T9">$6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5"><text:s text:c="3"/></text:p>
                <text:p text:style-name="P10">Tom's deodorant stick </text:p>
                <text:p text:style-name="P7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2">g</text:p>
              </table:table-cell>
              <table:table-cell table:style-name="Table138.A1" office:value-type="string">
                <text:p text:style-name="P17">(members #DIV/0!) </text:p>
                <text:p text:style-name="P18">http://thegrainery.ca</text:p>
              </table:table-cell>
              <table:table-cell table:style-name="Table138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5"><text:s/></text:p>
                <text:p text:style-name="P5"><text:span text:style-name="T11">Organic </text:span><text:s/></text:p>
                <text:p text:style-name="P10"><text:s/><text:span text:style-name="T9">Calimyrna Figs</text:span></text:p>
                <text:p text:style-name="P7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8">250g</text:p>
              </table:table-cell>
              <table:table-cell table:style-name="Table139.A1" office:value-type="string">
                <text:p text:style-name="P17"><text:s/></text:p>
                <text:p text:style-name="P18">http://thegrainery.ca</text:p>
              </table:table-cell>
              <table:table-cell table:style-name="Table139.C3" office:value-type="string">
                <text:p text:style-name="P9"><text:span text:style-name="T9">$3.75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5"><text:s text:c="3"/></text:p>
                <text:p text:style-name="P6"><text:span text:style-name="T1">Boate's Vinegar </text:span><text:span text:style-name="T2">95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2">g</text:p>
              </table:table-cell>
              <table:table-cell table:style-name="Table140.A1" office:value-type="string">
                <text:p text:style-name="P17">(members #DIV/0!) </text:p>
                <text:p text:style-name="P18">http://thegrainery.ca</text:p>
              </table:table-cell>
              <table:table-cell table:style-name="Table14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5"/>
                <text:p text:style-name="P5">Imported / Product of Indonesia</text:p>
                <text:p text:style-name="P12">Organic Raw Whole</text:p>
                <text:p text:style-name="P14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8">9 beans</text:p>
              </table:table-cell>
              <table:table-cell table:style-name="Table141.A1" office:value-type="string">
                <text:p text:style-name="P17"><text:s/></text:p>
                <text:p text:style-name="P18">http://thegrainery.ca</text:p>
              </table:table-cell>
              <table:table-cell table:style-name="Table141.C3" office:value-type="string">
                <text:p text:style-name="P9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5"/>
                <text:p text:style-name="P5">Imported / Product of Indonesia</text:p>
                <text:p text:style-name="P12">Organic Raw Whole</text:p>
                <text:p text:style-name="P14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8">3 beans</text:p>
              </table:table-cell>
              <table:table-cell table:style-name="Table142.A1" office:value-type="string">
                <text:p text:style-name="P17"><text:s/></text:p>
                <text:p text:style-name="P18">http://thegrainery.ca</text:p>
              </table:table-cell>
              <table:table-cell table:style-name="Table142.C3" office:value-type="string">
                <text:p text:style-name="P9"><text:span text:style-name="T9">$3.0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7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8">454 g</text:p>
              </table:table-cell>
              <table:table-cell table:style-name="Table143.A1" office:value-type="string">
                <text:p text:style-name="P18">http://thegrainery.ca</text:p>
              </table:table-cell>
              <table:table-cell table:style-name="Table143.C3" office:value-type="string">
                <text:p text:style-name="P9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5"><text:span text:style-name="T4">(Blanched)</text:span> <text:s text:c="2"/><text:span text:style-name="T1"><text:s/></text:span></text:p>
                <text:p text:style-name="P7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2">250g</text:p>
              </table:table-cell>
              <table:table-cell table:style-name="Table144.A1" office:value-type="string">
                <text:p text:style-name="P17">(members $0.00) </text:p>
                <text:p text:style-name="P18">http://thegrainery.ca</text:p>
              </table:table-cell>
              <table:table-cell table:style-name="Table1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5">Boulangerie La Vendeenne Mahone Bay, NS Organic </text:p>
                <text:p text:style-name="P6"><text:span text:style-name="T1">Sourdough Rye </text:span><text:span text:style-name="T2">Bread</text:span></text:p>
                <text:p text:style-name="P7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2"/>
              </table:table-cell>
              <table:table-cell table:style-name="Table145.A1" office:value-type="string">
                <text:p text:style-name="P18">http://thegrainery.ca</text:p>
              </table:table-cell>
              <table:table-cell table:style-name="Table145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5">Boulangerie La Vendeenne Mahone Bay, NS Organic </text:p>
                <text:p text:style-name="P6"><text:span text:style-name="T1">Sourdough Froment </text:span><text:span text:style-name="T2">Bread</text:span></text:p>
                <text:p text:style-name="P7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2"/>
              </table:table-cell>
              <table:table-cell table:style-name="Table146.A1" office:value-type="string">
                <text:p text:style-name="P17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5">Boulangerie La Vendeenne Mahone Bay, NS Organic </text:p>
                <text:p text:style-name="P10">7 Grain Bread</text:p>
                <text:p text:style-name="P7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2"><text:s/></text:p>
              </table:table-cell>
              <table:table-cell table:style-name="Table147.A1" office:value-type="string">
                <text:p text:style-name="P17"><text:s/></text:p>
                <text:p text:style-name="P18">http://thegrainery.ca</text:p>
              </table:table-cell>
              <table:table-cell table:style-name="Table147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5">Boulangerie La Vendeenne Mahone Bay, NS Organic </text:p>
                <text:p text:style-name="P6"><text:span text:style-name="T1">Campagne(Country) <text:s/></text:span><text:span text:style-name="T2">Bread</text:span></text:p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2"/>
              </table:table-cell>
              <table:table-cell table:style-name="Table148.A1" office:value-type="string">
                <text:p text:style-name="P17"><text:s/></text:p>
                <text:p text:style-name="P18">http://thegrainery.ca</text:p>
              </table:table-cell>
              <table:table-cell table:style-name="Table148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5">Boulangerie La Vendeenne Mahone Bay, NS Organic </text:p>
                <text:p text:style-name="P6"><text:span text:style-name="T1">Spelt Bran </text:span><text:span text:style-name="T2">Bread</text:span></text:p>
                <text:p text:style-name="P7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2">g</text:p>
              </table:table-cell>
              <table:table-cell table:style-name="Table149.A1" office:value-type="string">
                <text:p text:style-name="P17">(members $3.65) </text:p>
                <text:p text:style-name="P18">http://thegrainery.ca</text:p>
              </table:table-cell>
              <table:table-cell table:style-name="Table149.C3" office:value-type="string">
                <text:p text:style-name="P9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2">g</text:p>
              </table:table-cell>
              <table:table-cell table:style-name="Table150.A1" office:value-type="string">
                <text:p text:style-name="P17">(members $0.00) </text:p>
                <text:p text:style-name="P18">http://thegrainery.ca</text:p>
              </table:table-cell>
              <table:table-cell table:style-name="Table150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2">g</text:p>
              </table:table-cell>
              <table:table-cell table:style-name="Table151.A1" office:value-type="string">
                <text:p text:style-name="P17">(members $0.00) </text:p>
                <text:p text:style-name="P18">http://thegrainery.ca</text:p>
              </table:table-cell>
              <table:table-cell table:style-name="Table151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5">Sealife Seaplants Lower Sackville, NS <text:s/>Dark Harbour</text:p>
                <text:p text:style-name="P10">Dark Harbour Dulse </text:p>
                <text:p text:style-name="P7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2">40g</text:p>
              </table:table-cell>
              <table:table-cell table:style-name="Table152.A1" office:value-type="string">
                <text:p text:style-name="P17"/>
                <text:p text:style-name="P18">http://thegrainery.ca</text:p>
              </table:table-cell>
              <table:table-cell table:style-name="Table152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2">g</text:p>
              </table:table-cell>
              <table:table-cell table:style-name="Table153.A1" office:value-type="string">
                <text:p text:style-name="P17">(members $0.00) </text:p>
                <text:p text:style-name="P18">http://thegrainery.ca</text:p>
              </table:table-cell>
              <table:table-cell table:style-name="Table15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5"/>
                <text:p text:style-name="P5">Prana Biovegetalien Imported Organic Raw</text:p>
                <text:p text:style-name="P5"/>
                <text:p text:style-name="P15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2">230g</text:p>
              </table:table-cell>
              <table:table-cell table:style-name="Table154.A1" office:value-type="string">
                <text:p text:style-name="P19">http://thegrainery.ca</text:p>
              </table:table-cell>
              <table:table-cell table:style-name="Table154.C3" office:value-type="currency" office:currency="CAD" office:value="5">
                <text:p text:style-name="P9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5">ONFC Imported Organic </text:p>
                <text:p text:style-name="P10">Pecan Halves </text:p>
                <text:p text:style-name="P7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2">150g</text:p>
              </table:table-cell>
              <table:table-cell table:style-name="Table155.A1" office:value-type="string">
                <text:p text:style-name="P17">(members $3.50) </text:p>
                <text:p text:style-name="P18">http://thegrainery.ca</text:p>
              </table:table-cell>
              <table:table-cell table:style-name="Table155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5">ONFC Imported Organic </text:p>
                <text:p text:style-name="P10">Pistachios </text:p>
                <text:p text:style-name="P7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2">200g</text:p>
              </table:table-cell>
              <table:table-cell table:style-name="Table156.A1" office:value-type="string">
                <text:p text:style-name="P17">(members $3.50) </text:p>
                <text:p text:style-name="P18">http://thegrainery.ca</text:p>
              </table:table-cell>
              <table:table-cell table:style-name="Table156.C3" office:value-type="string">
                <text:p text:style-name="P9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5">ONFC Imported Organic </text:p>
                <text:p text:style-name="P10">Walnuts </text:p>
                <text:p text:style-name="P7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2">200g</text:p>
              </table:table-cell>
              <table:table-cell table:style-name="Table157.A1" office:value-type="string">
                <text:p text:style-name="P17">(members $3.60) </text:p>
                <text:p text:style-name="P18">http://thegrainery.ca</text:p>
              </table:table-cell>
              <table:table-cell table:style-name="Table157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2">g</text:p>
              </table:table-cell>
              <table:table-cell table:style-name="Table158.A1" office:value-type="string">
                <text:p text:style-name="P17">(members $0.00) </text:p>
                <text:p text:style-name="P18">http://thegrainery.ca</text:p>
              </table:table-cell>
              <table:table-cell table:style-name="Table15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5">Imported <text:s/></text:p>
                <text:p text:style-name="P10"><text:s/>Nutritional yeast </text:p>
                <text:p text:style-name="P7">Imparts a cheese-like flavour. <text:s/>Can be sprinkled on pizza, salads and popcorn and is used in many vegetarian recipes. </text:p>
                <text:p text:style-name="P7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2">150g</text:p>
              </table:table-cell>
              <table:table-cell table:style-name="Table159.A1" office:value-type="string">
                <text:p text:style-name="P17"/>
                <text:p text:style-name="P18">http://thegrainery.ca</text:p>
              </table:table-cell>
              <table:table-cell table:style-name="Table15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10"><text:s/><text:span text:style-name="T2">Imported <text:s/></text:span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2">250g</text:p>
              </table:table-cell>
              <table:table-cell table:style-name="Table160.A1" office:value-type="string">
                <text:p text:style-name="P17"/>
                <text:p text:style-name="P18">http://thegrainery.ca</text:p>
              </table:table-cell>
              <table:table-cell table:style-name="Table160.C3" office:value-type="string">
                <text:p text:style-name="P9">$4.85 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  <text:p text:style-name="P3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5">Imported <text:s/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2">500g</text:p>
              </table:table-cell>
              <table:table-cell table:style-name="Table161.A1" office:value-type="string">
                <text:p text:style-name="P19">http://thegrainery.ca</text:p>
              </table:table-cell>
              <table:table-cell table:style-name="Table161.C3" office:value-type="string">
                <text:p text:style-name="P9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5">Imported <text:s text:c="2"/></text:p>
                <text:p text:style-name="P10"><text:s/><text:span text:style-name="T8">Lima Beans</text:span></text:p>
                <text:p text:style-name="P5">Awesome in soups!</text:p>
                <text:p text:style-name="P7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2">454g</text:p>
              </table:table-cell>
              <table:table-cell table:style-name="Table162.A1" office:value-type="string">
                <text:p text:style-name="P17"/>
                <text:p text:style-name="P18">http://thegrainery.ca</text:p>
              </table:table-cell>
              <table:table-cell table:style-name="Table162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3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3"/>
                <text:p text:style-name="P10">Holy Jalapeno </text:p>
                <text:p text:style-name="P10">Hot Sauce</text:p>
                <text:p text:style-name="P10"><text:s/><text:span text:style-name="T13">made with fresh </text:span></text:p>
                <text:p text:style-name="P6">jalapeno, onion, green pepper, garlic</text:p>
                <text:p text:style-name="P10"><text:span text:style-name="T13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3"/>
                <text:p text:style-name="P10">Holy Jalapeno </text:p>
                <text:p text:style-name="P10">Hot Sauce</text:p>
                <text:p text:style-name="P10"><text:s/><text:span text:style-name="T13">made with fresh </text:span></text:p>
                <text:p text:style-name="P6">jalapeno, onion, green pepper, garlic</text:p>
                <text:p text:style-name="P10"><text:span text:style-name="T13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2"/>
              </table:table-cell>
              <table:table-cell table:style-name="Table163.A1" table:number-columns-spanned="2" office:value-type="string">
                <text:p text:style-name="P17"/>
              </table:table-cell>
              <table:covered-table-cell/>
              <table:table-cell table:style-name="Table163.D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5">Organic <text:s text:c="2"/></text:p>
                <text:p text:style-name="P10">Whole Green Peas </text:p>
                <text:p text:style-name="P7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2">454g</text:p>
              </table:table-cell>
              <table:table-cell table:style-name="Table164.A1" office:value-type="string">
                <text:p text:style-name="P17"/>
                <text:p text:style-name="P18">http://thegrainery.ca</text:p>
              </table:table-cell>
              <table:table-cell table:style-name="Table164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2">g</text:p>
              </table:table-cell>
              <table:table-cell table:style-name="Table165.A1" office:value-type="string">
                <text:p text:style-name="P17">(members $0.00) </text:p>
                <text:p text:style-name="P18">http://thegrainery.ca</text:p>
              </table:table-cell>
              <table:table-cell table:style-name="Table165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2">g</text:p>
              </table:table-cell>
              <table:table-cell table:style-name="Table166.A1" office:value-type="string">
                <text:p text:style-name="P17">(members $0.00) </text:p>
                <text:p text:style-name="P18">http://thegrainery.ca</text:p>
              </table:table-cell>
              <table:table-cell table:style-name="Table16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2">g</text:p>
              </table:table-cell>
              <table:table-cell table:style-name="Table167.A1" office:value-type="string">
                <text:p text:style-name="P17">(members $0.00) </text:p>
                <text:p text:style-name="P18">http://thegrainery.ca</text:p>
              </table:table-cell>
              <table:table-cell table:style-name="Table167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2">g</text:p>
              </table:table-cell>
              <table:table-cell table:style-name="Table168.A1" office:value-type="string">
                <text:p text:style-name="P17">(members $0.00) </text:p>
                <text:p text:style-name="P18">http://thegrainery.ca</text:p>
              </table:table-cell>
              <table:table-cell table:style-name="Table16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5">Boulangerie La Vendeenne Mahone Bay, NS Organic </text:p>
                <text:p text:style-name="P5"/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2"/>
              </table:table-cell>
              <table:table-cell table:style-name="Table171.A1" office:value-type="string">
                <text:p text:style-name="P17"><text:s/></text:p>
                <text:p text:style-name="P18">http://thegrainery.ca</text:p>
              </table:table-cell>
              <table:table-cell table:style-name="Table171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text:p text:style-name="P33"/>
      <text:p text:style-name="P34"/>
      <text:p text:style-name="Standard"><text:soft-page-break/><text:tab/></text:p>
      <text:p text:style-name="P27"><text:tab/>GRAINERY PRE_ORDERS</text:p>
      <text:p text:style-name="P26"><text:tab/>http://thegrainery.ca/preorders</text:p>
      <text:p text:style-name="P26"/>
      <text:p text:style-name="Sender"><text:tab/><text:span text:style-name="T14">Danielle Blouin</text:span><text:span text:style-name="T15"> <text:s/></text:span><text:span text:style-name="T14"><text:line-break/> <text:tab/>11.34kg Light Spelt Flour</text:span></text:p>
      <text:p text:style-name="P31"><text:tab/><text:tab/><text:tab/><text:tab/>$44.85 <text:s text:c="3"/></text:p>
      <text:p text:style-name="P26"><text:soft-page-break/></text:p>
      <text:p text:style-name="P34"/>
      <text:p text:style-name="P29"><text:soft-page-break/>Deb VanTriet<text:line-break/>Andrew Parker</text:p>
      <text:p text:style-name="P29">Marla MacLeod<text:line-break/><text:span text:style-name="T10"> PRE-ORDERS</text:span></text:p>
      <text:p text:style-name="P34"/>
      <text:p text:style-name="Standard"><text:soft-page-break/>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5"><text:s/>Imported Organic </text:p>
            <text:p text:style-name="P10">Sun-Dried Tomatoes</text:p>
            <text:p text:style-name="P7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2"><text:s text:c="5"/>227g</text:p>
          </table:table-cell>
          <table:table-cell table:style-name="Table175.A1" office:value-type="string">
            <text:p text:style-name="P17"/>
            <text:p text:style-name="P18">http://thegrainery.ca</text:p>
          </table:table-cell>
          <table:table-cell table:style-name="Table175.C3" office:value-type="currency" office:currency="USD" office:value="4.5">
            <text:p text:style-name="P9">$4.50</text:p>
          </table:table-cell>
        </table:table-row>
      </table:table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5"><text:s/>Locally grown!</text:p>
            <text:p text:style-name="P10">Soldier Beans <text:line-break/><text:span text:style-name="T16">This delicious large kidney-shaped heritage bean with its soft skin is</text:span></text:p>
            <text:p text:style-name="P28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2"><text:s text:c="3"/>454g</text:p>
          </table:table-cell>
          <table:table-cell table:style-name="Table172.A1" office:value-type="string">
            <text:p text:style-name="P17"/>
            <text:p text:style-name="P18">http://thegrainery.ca</text:p>
          </table:table-cell>
          <table:table-cell table:style-name="Table172.C3" office:value-type="currency" office:currency="USD" office:value="3.5">
            <text:p text:style-name="P9">$3.50</text:p>
          </table:table-cell>
        </table:table-row>
      </table:table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5">Speerville Maritimes Organic <text:s/>Heritage </text:p>
            <text:p text:style-name="P10">Red Fife Wheat Flour </text:p>
            <text:p text:style-name="P7"><text:s text:c="4"/>Locally Grown! This is the parent variety of all modern wheat varieties <text:s text:c="4"/></text:p>
            <text:p text:style-name="P7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2"><text:s text:c="4"/>2000g</text:p>
          </table:table-cell>
          <table:table-cell table:style-name="Table170.A1" office:value-type="string">
            <text:p text:style-name="P17"><text:s/></text:p>
            <text:p text:style-name="P18">http://thegrainery.ca</text:p>
          </table:table-cell>
          <table:table-cell table:style-name="Table170.C3" office:value-type="currency" office:currency="USD" office:value="6.25">
            <text:p text:style-name="P9">$6.25</text:p>
          </table:table-cell>
        </table:table-row>
      </table:table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Flakes</text:p>
      <text:p text:style-name="Standard"/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short grain brown rice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7">Country of Origin: Bolivia; Organic</text:p>
            <text:p text:style-name="P10">Red 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2">454g</text:p>
          </table:table-cell>
          <table:table-cell table:style-name="Table169.A1" office:value-type="string">
            <text:p text:style-name="P17"/>
            <text:p text:style-name="P18">http://thegrainery.ca</text:p>
          </table:table-cell>
          <table:table-cell table:style-name="Table169.C3" office:value-type="currency" office:currency="CAD" office:value="8">
            <text:p text:style-name="P9">$8.00</text:p>
          </table:table-cell>
        </table:table-row>
      </table:table>
      <text:p text:style-name="P34"/>
      <text:p text:style-name="P3"><text:soft-page-break/>2385 Agricola St., Halifax, Nova Scotia <text:s text:c="32"/>(902) 446-3301</text:p>
      <text:p text:style-name="P4">The Grainery Food Co-op</text:p>
      <text:p text:style-name="P16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0">Northern Manitoba Wild Rice</text:p>
      <text:p text:style-name="P21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2">227g</text:p>
          </table:table-cell>
          <table:table-cell table:style-name="Table173.A1" office:value-type="string">
            <text:p text:style-name="P18">http://thegrainery.ca</text:p>
          </table:table-cell>
          <table:table-cell table:style-name="Table173.C1" office:value-type="currency" office:currency="CAD" office:value="5.1">
            <text:p text:style-name="P32">$5.10</text:p>
          </table:table-cell>
        </table:table-row>
      </table:table>
      <text:p text:style-name="P7"><text:soft-page-break/></text:p>
      <text:p text:style-name="P34"/>
      <text:p text:style-name="P3"><text:soft-page-break/>2385 Agricola St., Halifax, Nova Scotia <text:s text:c="32"/>(902) 446-3301</text:p>
      <text:p text:style-name="P4">The Grainery Food Co-op</text:p>
      <text:p text:style-name="P16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0">Northern Manitoba Wild Rice</text:p>
      <text:p text:style-name="P21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2">454g</text:p>
          </table:table-cell>
          <table:table-cell table:style-name="Table174.A1" office:value-type="string">
            <text:p text:style-name="P18">http://thegrainery.ca</text:p>
          </table:table-cell>
          <table:table-cell table:style-name="Table174.C1" office:value-type="currency" office:currency="CAD" office:value="9.45">
            <text:p text:style-name="P32">$9.45</text:p>
          </table:table-cell>
        </table:table-row>
      </table:table>
      <text:p text:style-name="P7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New Found Oatmeal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Standard"/>
      <text:p text:style-name="Standard"/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able:table table:name="Table176" table:style-name="Table176">
        <table:table-column table:style-name="Table176.A"/>
        <table:table-column table:style-name="Table176.B"/>
        <table:table-column table:style-name="Table176.C"/>
        <text:soft-page-break/>
        <table:table-row table:style-name="Table176.1">
          <table:table-cell table:style-name="Table176.A1" table:number-columns-spanned="3" office:value-type="string">
            <text:p text:style-name="P3"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6.2">
          <table:table-cell table:style-name="Table176.A2" table:number-columns-spanned="3" office:value-type="string">
            <text:p text:style-name="P5"/>
            <text:p text:style-name="P5">Imported <text:s/></text:p>
            <text:p text:style-name="P10"><text:s/><text:span text:style-name="T9">Raw Organic Almonds</text:span></text:p>
            <text:p text:style-name="P7"/>
          </table:table-cell>
          <table:covered-table-cell/>
          <table:covered-table-cell/>
        </table:table-row>
        <table:table-row table:style-name="Table176.3">
          <table:table-cell table:style-name="Table176.A1" office:value-type="string">
            <text:p text:style-name="P8">230g</text:p>
          </table:table-cell>
          <table:table-cell table:style-name="Table176.A1" office:value-type="string">
            <text:p text:style-name="P18">http://thegrainery.ca</text:p>
          </table:table-cell>
          <table:table-cell table:style-name="Table176.C3" office:value-type="string">
            <text:p text:style-name="P9"><text:span text:style-name="T9">$4.50</text:span> </text:p>
          </table:table-cell>
        </table:table-row>
      </table:table>
      <text:p text:style-name="P34"/>
      <text:p text:style-name="Standard"><text:soft-page-break/></text:p>
      <text:p text:style-name="P34"/>
      <text:p text:style-name="P25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/>
      <text:p text:style-name="P34"/>
      <text:p text:style-name="Standard"/>
      <text:p text:style-name="P34"/>
      <text:p text:style-name="Standard"/>
      <text:p text:style-name="Standard"/>
      <text:p text:style-name="P34"/>
      <text:p text:style-name="Standard"/>
      <text:p text:style-name="P3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0-12-04T16:03:59.45</dc:date>
    <dc:creator>2385 Agricola Grainery Food Coop</dc:creator>
    <meta:editing-duration>PT687H18M33S</meta:editing-duration>
    <meta:editing-cycles>212</meta:editing-cycles>
    <meta:generator>OpenOffice.org/3.2$Win32 OpenOffice.org_project/320m12$Build-9483</meta:generator>
    <meta:printed-by>2385 Agricola Grainery Food Coop</meta:printed-by>
    <meta:print-date>2010-12-04T15:16:05.84</meta:print-date>
    <meta:document-statistic meta:table-count="176" meta:image-count="0" meta:object-count="0" meta:page-count="345" meta:paragraph-count="1648" meta:word-count="7957" meta:character-count="57812"/>
    <meta:user-defined meta:name="Info 1"/>
    <meta:user-defined meta:name="Info 2"/>
    <meta:user-defined meta:name="Info 3"/>
    <meta:user-defined meta:name="Info 4"/>
  </office:meta>
</office:document-meta>
</file>